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ourier New" svg:font-family="'Courier New'"/>
    <style:font-face style:name="Courier New1" svg:font-family="'Courier New'"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2.55mm"/>
    </style:style>
    <style:style style:name="co2" style:family="table-column">
      <style:table-column-properties fo:break-before="auto" style:column-width="27.78mm"/>
    </style:style>
    <style:style style:name="ro1" style:family="table-row">
      <style:table-row-properties style:row-height="6.12mm" fo:break-before="auto" style:use-optimal-row-height="true"/>
    </style:style>
    <style:style style:name="ro2" style:family="table-row">
      <style:table-row-properties style:row-height="5.27mm" fo:break-before="auto" style:use-optimal-row-height="true"/>
    </style:style>
    <style:style style:name="ro3" style:family="table-row">
      <style:table-row-properties style:row-height="5.01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5.56mm" fo:break-before="auto" style:use-optimal-row-height="false"/>
    </style:style>
    <style:style style:name="ta1" style:family="table" style:master-page-name="PageStyle_5f_Time-Dose-Electro">
      <style:table-properties table:display="true" style:writing-mode="lr-tb"/>
    </style:style>
    <style:style style:name="ce1" style:family="table-cell" style:parent-style-name="Default">
      <style:table-cell-properties style:text-align-source="value-type" style:repeat-content="false" fo:wrap-option="no-wrap" fo:border="0.06pt solid #cccccc"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ffffff" style:text-align-source="value-type" style:repeat-content="false" fo:wrap-option="no-wrap" fo:border="0.06pt solid #cccccc" style:direction="ltr" style:rotation-angle="0" style:rotation-align="none" style:shrink-to-fit="false" style:vertical-align="bottom" loext:vertical-justify="auto"/>
      <style:paragraph-properties css3t:text-justify="auto" fo:margin-left="0mm" style:writing-mode="page"/>
      <style:text-properties fo:color="#434343"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fff"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fo:border="0.06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 style:family="table-cell" style:parent-style-name="Default">
      <style:table-cell-properties fo:background-color="#ffffff" style:diagonal-bl-tr="none" style:diagonal-tl-br="none"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ffffff" style:diagonal-bl-tr="none" style:diagonal-tl-br="none"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ff"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fo:border="0.06pt solid #cccccc" style:rotation-align="none"/>
      <style:text-properties style:use-window-font-color="true" style:text-outline="false" style:text-line-through-style="none" style:text-line-through-type="none" style:font-name="Courier New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0" style:family="table-cell" style:parent-style-name="Default">
      <style:table-cell-properties fo:border="0.06pt solid #cccccc"/>
    </style:style>
    <style:style style:name="ce11" style:family="table-cell" style:parent-style-name="Default">
      <style:table-cell-properties fo:background-color="#ffffff" style:text-align-source="value-type" style:repeat-content="false" fo:wrap-option="no-wrap" fo:border="0.06pt solid #cccccc" style:direction="ltr" style:rotation-angle="0" style:rotation-align="none" style:shrink-to-fit="false" style:vertical-align="bottom" loext:vertical-justify="auto"/>
      <style:paragraph-properties css3t:text-justify="auto" fo:margin-left="0mm" style:writing-mode="page"/>
      <style:text-properties fo:color="#99999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map style:condition="is-true-formula(optional)" style:apply-style-name="ConditionalStyle_5f_1" style:base-cell-address="'Time-Dose-Electro'.B2"/>
    </style:style>
    <style:style style:name="ce12" style:family="table-cell" style:parent-style-name="Default">
      <style:table-cell-properties fo:background-color="#ffffff" style:text-align-source="value-type" style:repeat-content="false" fo:wrap-option="no-wrap" fo:border="0.06pt solid #cccccc" style:direction="ltr" style:rotation-angle="0" style:rotation-align="none" style:shrink-to-fit="false" style:vertical-align="bottom" loext:vertical-justify="auto"/>
      <style:paragraph-properties css3t:text-justify="auto" fo:margin-left="0mm" style:writing-mode="page"/>
      <style:text-properties fo:color="#99999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map style:condition="is-true-formula(optional)" style:apply-style-name="ConditionalStyle_5f_1" style:base-cell-address="'Time-Dose-Electro'.B2"/>
    </style:style>
    <style:style style:name="ce13" style:family="table-cell" style:parent-style-name="Default">
      <style:table-cell-properties fo:background-color="#ffffff" style:text-align-source="value-type" style:repeat-content="false" fo:wrap-option="no-wrap" fo:border="0.06pt solid #cccccc" style:direction="ltr" style:rotation-angle="0" style:rotation-align="none" style:shrink-to-fit="false" style:vertical-align="bottom" loext:vertical-justify="auto"/>
      <style:paragraph-properties css3t:text-justify="auto" fo:margin-left="0mm" style:writing-mode="page"/>
      <style:text-properties fo:color="#999999" style:text-outline="false" style:text-line-through-style="none" style:text-line-through-type="none" style:font-name="Courier New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map style:condition="is-true-formula(optional)" style:apply-style-name="ConditionalStyle_5f_1" style:base-cell-address="'Time-Dose-Electro'.B2"/>
    </style:style>
    <style:style style:name="ce14" style:family="table-cell" style:parent-style-name="Default">
      <style:table-cell-properties fo:background-color="#ffffff"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fffff" fo:border="0.06pt solid #cccccc" style:rotation-align="none"/>
      <style:text-properties fo:color="#434343"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6" style:family="table-cell" style:parent-style-name="Default">
      <style:table-cell-properties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7" style:family="table-cell" style:parent-style-name="Default">
      <style:table-cell-properties fo:background-color="#ffffff" style:text-align-source="value-type" style:repeat-content="false" fo:wrap-option="no-wrap" fo:border="0.06pt solid #cccccc" style:direction="ltr" style:rotation-angle="0" style:rotation-align="none" style:shrink-to-fit="false" style:vertical-align="bottom" loext:vertical-justify="auto"/>
      <style:paragraph-properties css3t:text-justify="auto" fo:margin-left="0mm" style:writing-mode="page"/>
      <style:text-properties fo:color="#434343"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8" style:family="table-cell" style:parent-style-name="Default">
      <style:table-cell-properties fo:background-color="#ffffff"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9" style:family="table-cell" style:parent-style-name="Default">
      <style:table-cell-properties fo:background-color="#ffffff"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ourier New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fff" style:text-align-source="value-type" style:repeat-content="false" fo:wrap-option="no-wrap" fo:border="0.06pt solid #cccccc"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2" style:family="table-cell" style:parent-style-name="Default">
      <style:table-cell-properties fo:background-color="#ffffff" fo:border="0.06pt solid #cccccc" style:rotation-align="none"/>
      <style:text-properties fo:color="#434343" style:text-outline="false" style:text-line-through-style="none" style:text-line-through-type="none" style:font-name="Courier New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13.08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7.91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7.52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7.53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19.76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31.61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11.86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35.56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decimal-number() and cell-content()=0" table:allow-empty-cell="true" table:base-cell-address="'Time-Dose-Electro'.A25">
          <table:error-message table:message-type="stop" table:display="true"/>
        </table:content-validation>
        <table:content-validation table:name="val2" table:condition="of:cell-content-is-in-list(&quot;Paper&quot;;&quot;InHouse&quot;;&quot;experiment&quot;)" table:allow-empty-cell="true" table:display-list="unsorted" table:base-cell-address="'Time-Dose-Electro'.B5"/>
        <table:content-validation table:name="val3" table:condition="of:cell-content-is-in-list(&quot;sec&quot;;&quot;millisec&quot;;&quot;nanosec&quot;;&quot;min&quot;;&quot;hrs&quot;)" table:allow-empty-cell="true" table:display-list="unsorted" table:base-cell-address="'Time-Dose-Electro'.B19"/>
        <table:content-validation table:name="val4" table:condition="of:cell-content-is-in-list(&quot;mM&quot;;&quot;uM&quot;;&quot;nM&quot;)" table:allow-empty-cell="true" table:display-list="unsorted" table:base-cell-address="'Time-Dose-Electro'.B20"/>
        <table:content-validation table:name="val5" table:condition="of:cell-content-is-in-list(&quot;conc&quot;;&quot;concInit&quot;;&quot;n&quot;;&quot;nInit&quot;)" table:allow-empty-cell="true" table:display-list="unsorted" table:base-cell-address="'Time-Dose-Electro'.B22"/>
        <table:content-validation table:name="val6" table:condition="of:cell-content-is-in-list(&quot;Time-Series&quot;;&quot;TimeSeries-withRefTimeRatio&quot;;&quot;TimeSeries-WithinstantaneousRatio&quot;;&quot;TimeSeries-RatioNormalization&quot;)" table:allow-empty-cell="true" table:display-list="unsorted" table:base-cell-address="'Time-Dose-Electro'.B28"/>
        <table:content-validation table:name="val7" table:condition="of:cell-content-is-in-list(&quot;sec&quot;;&quot;millisec&quot;;&quot;nanosec&quot;;&quot;min&quot;;&quot;hrs&quot;)" table:allow-empty-cell="true" table:display-list="unsorted" table:base-cell-address="'Time-Dose-Electro'.B29"/>
        <table:content-validation table:name="val8" table:condition="of:cell-content-is-in-list(&quot;mM&quot;;&quot;uM&quot;;&quot;nM&quot;)" table:allow-empty-cell="true" table:display-list="unsorted" table:base-cell-address="'Time-Dose-Electro'.B30"/>
        <table:content-validation table:name="val9" table:condition="of:cell-content-is-in-list(&quot;FALSE&quot;;&quot;TRUE&quot;)" table:allow-empty-cell="true" table:display-list="unsorted" table:base-cell-address="'Time-Dose-Electro'.B31">
          <table:help-message table:display="true">
            <text:p>Click and enter a value from the list of items</text:p>
          </table:help-message>
          <table:error-message table:message-type="stop" table:display="true"/>
        </table:content-validation>
        <table:content-validation table:name="val10" table:condition="of:cell-content-is-in-list(&quot;TRUE&quot;;&quot;FALSE&quot;)" table:allow-empty-cell="true" table:display-list="unsorted" table:base-cell-address="'Time-Dose-Electro'.B33">
          <table:help-message table:display="true">
            <text:p>if readoutType="TimeSeries-RatioNormalization" ,useNormalization=True, rest False</text:p>
          </table:help-message>
          <table:error-message table:message-type="stop" table:display="true"/>
        </table:content-validation>
        <table:content-validation table:name="val11" table:condition="of:cell-content-is-decimal-number() and cell-content()=0" table:allow-empty-cell="true" table:base-cell-address="'Time-Dose-Electro'.B34">
          <table:help-message table:display="true">
            <text:p>for "TimeSeries-WithinstantaneousRatio",value has to be -1</text:p>
          </table:help-message>
          <table:error-message table:message-type="stop" table:display="true"/>
        </table:content-validation>
        <table:content-validation table:name="val12" table:base-cell-address="'Time-Dose-Electro'.B34">
          <table:help-message table:display="true">
            <text:p>for "TimeSeries-WithinstantaneousRatio",value has to be -1</text:p>
          </table:help-message>
          <table:error-message table:message-type="stop" table:display="true"/>
        </table:content-validation>
        <table:content-validation table:name="val13" table:condition="of:cell-content-is-in-list(&quot;conc&quot;;&quot;n&quot;)" table:allow-empty-cell="true" table:display-list="unsorted" table:base-cell-address="'Time-Dose-Electro'.B39"/>
        <table:content-validation table:name="val14" table:condition="of:cell-content-is-in-list(&quot;Local path&quot;;&quot;DOQCS&quot;;&quot;BioModels&quot;)" table:allow-empty-cell="true" table:display-list="unsorted" table:base-cell-address="'Time-Dose-Electro'.B45"/>
        <table:content-validation table:name="val15" table:condition="of:cell-content-is-in-list(&quot;Runge kutta method (gsl)&quot;;&quot;stochastic simulation (gssa)&quot;;&quot;exponential euler method (ee)&quot;)" table:allow-empty-cell="true" table:display-list="unsorted" table:base-cell-address="'Time-Dose-Electro'.B54"/>
        <table:content-validation table:name="val16" table:condition="of:cell-content-is-in-list(&quot;concInit&quot;;&quot;nInit&quot;;&quot;Kf&quot;;&quot;Kb&quot;;&quot;Km&quot;;&quot;Kcat&quot;)" table:allow-empty-cell="true" table:display-list="unsorted" table:base-cell-address="'Time-Dose-Electro'.B58"/>
        <table:content-validation table:name="val17" table:base-cell-address="'Time-Dose-Electro'.C31">
          <table:help-message table:display="true">
            <text:p>False or True</text:p>
          </table:help-message>
          <table:error-message table:message-type="stop" table:display="true"/>
        </table:content-validation>
      </table:content-validations>
      <table:table table:name="Time-Dose-Electr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office:annotation draw:style-name="gr1" draw:text-style-name="P2" svg:width="111.12mm" svg:height="15.08mm" svg:x="56.51mm" svg:y="8.2mm" draw:caption-point-x="-4.07mm" draw:caption-point-y="-8.1mm">
              <dc:date>2018-05-04T00:00:00</dc:date>
              <text:p text:style-name="P1"><text:span text:style-name="T1">This block gives information about the transcriber and experimetal source</text:span></text:p>
              <text:p text:style-name="P1"><text:span text:style-name="T1"/></text:p>
            </office:annotation>
            <text:p>Experiment metadata</text:p>
          </table:table-cell>
          <table:table-cell table:style-name="ce1" table:number-columns-repeated="2"/>
          <table:table-cell table:number-columns-repeated="1021"/>
        </table:table-row>
        <table:table-row table:style-name="ro2">
          <table:table-cell table:style-name="ce2" office:value-type="string" calcext:value-type="string">
            <text:p>transcriber</text:p>
          </table:table-cell>
          <table:table-cell table:style-name="ce11" office:value-type="string" calcext:value-type="string">
            <text:p>optional</text:p>
          </table:table-cell>
          <table:table-cell table:style-name="ce4"/>
          <table:table-cell table:number-columns-repeated="1021"/>
        </table:table-row>
        <table:table-row table:style-name="ro3">
          <table:table-cell table:style-name="ce2" office:value-type="string" calcext:value-type="string">
            <office:annotation draw:style-name="gr2" draw:text-style-name="P2" svg:width="111.12mm" svg:height="9.91mm" svg:x="56.51mm" svg:y="19.12mm" draw:caption-point-x="-4.07mm" draw:caption-point-y="-7.63mm">
              <dc:date>2018-05-04T00:00:00</dc:date>
              <text:p text:style-name="P1"><text:span text:style-name="T1">This block gives information about the transcriber and experimetal source"</text:span><text:span text:style-name="T1"><text:tab/></text:span><text:span text:style-name="T1"><text:tab/></text:span></text:p>
            </office:annotation>
            <text:p>organization</text:p>
          </table:table-cell>
          <table:table-cell table:style-name="ce12" office:value-type="string" calcext:value-type="string">
            <text:p>optional</text:p>
          </table:table-cell>
          <table:table-cell table:style-name="ce18"/>
          <table:table-cell table:number-columns-repeated="1021"/>
        </table:table-row>
        <table:table-row table:style-name="ro2">
          <table:table-cell table:style-name="ce2" office:value-type="string" calcext:value-type="string">
            <text:p>emailId</text:p>
          </table:table-cell>
          <table:table-cell table:style-name="ce11" office:value-type="string" calcext:value-type="string">
            <text:p>optional</text:p>
          </table:table-cell>
          <table:table-cell table:style-name="ce4"/>
          <table:table-cell table:number-columns-repeated="1021"/>
        </table:table-row>
        <table:table-row table:style-name="ro4">
          <table:table-cell table:style-name="ce3" office:value-type="string" calcext:value-type="string">
            <office:annotation draw:style-name="gr3" draw:text-style-name="P2" svg:width="111.12mm" svg:height="9.52mm" svg:x="56.51mm" svg:y="30.43mm" draw:caption-point-x="-4.07mm" draw:caption-point-y="-8.39mm">
              <dc:date>2018-05-04T00:00:00</dc:date>
              <text:p text:style-name="P1"><text:span text:style-name="T1">Experiment data source</text:span></text:p>
            </office:annotation>
            <text:p>exptSource</text:p>
          </table:table-cell>
          <table:table-cell table:style-name="ce3" table:content-validation-name="val2" office:value-type="string" calcext:value-type="string">
            <text:p>Paper</text:p>
          </table:table-cell>
          <table:table-cell table:style-name="ce4"/>
          <table:table-cell table:number-columns-repeated="1021"/>
        </table:table-row>
        <table:table-row table:style-name="ro2">
          <table:table-cell table:style-name="ce3" office:value-type="string" calcext:value-type="string">
            <office:annotation draw:style-name="gr2" draw:text-style-name="P2" svg:width="111.12mm" svg:height="9.91mm" svg:x="56.51mm" svg:y="35.79mm" draw:caption-point-x="-4.07mm" draw:caption-point-y="-8.88mm">
              <dc:date>2018-05-04T00:00:00</dc:date>
              <text:p text:style-name="P1"><text:span text:style-name="T1">Digital Object Identifier for data source, where applicable. In non-published data this should be left blank.</text:span></text:p>
            </office:annotation>
            <text:p>citationId</text:p>
          </table:table-cell>
          <table:table-cell table:style-name="ce11" office:value-type="string" calcext:value-type="string">
            <text:p>optional</text:p>
          </table:table-cell>
          <table:table-cell table:style-name="ce4"/>
          <table:table-cell table:number-columns-repeated="1021"/>
        </table:table-row>
        <table:table-row table:style-name="ro2">
          <table:table-cell table:style-name="ce3" office:value-type="string" calcext:value-type="string">
            <office:annotation draw:style-name="gr2" draw:text-style-name="P2" svg:width="111.12mm" svg:height="9.91mm" svg:x="56.51mm" svg:y="41.09mm" draw:caption-point-x="-4.07mm" draw:caption-point-y="-9.17mm">
              <dc:date>2018-05-04T00:00:00</dc:date>
              <text:p text:style-name="P1"><text:span text:style-name="T1">Author list if paper, contributors if other data sources. One author per column.</text:span></text:p>
            </office:annotation>
            <text:p>authors</text:p>
          </table:table-cell>
          <table:table-cell table:style-name="ce11" office:value-type="string" calcext:value-type="string">
            <text:p>optional</text:p>
          </table:table-cell>
          <table:table-cell table:style-name="ce4"/>
          <table:table-cell table:number-columns-repeated="1021"/>
        </table:table-row>
        <table:table-row table:style-name="ro2">
          <table:table-cell table:style-name="ce3" office:value-type="string" calcext:value-type="string">
            <office:annotation draw:style-name="gr3" draw:text-style-name="P2" svg:width="111.12mm" svg:height="9.52mm" svg:x="56.51mm" svg:y="46.84mm" draw:caption-point-x="-4.07mm" draw:caption-point-y="-9.65mm">
              <dc:date>2018-05-04T00:00:00</dc:date>
              <text:p text:style-name="P1"><text:span text:style-name="T1">Journal name, year.</text:span></text:p>
            </office:annotation>
            <text:p>journal</text:p>
          </table:table-cell>
          <table:table-cell table:style-name="ce11" office:value-type="string" calcext:value-type="string">
            <text:p>optional</text:p>
          </table:table-cell>
          <table:table-cell table:style-name="ce4"/>
          <table:table-cell table:number-columns-repeated="1021"/>
        </table:table-row>
        <table:table-row table:style-name="ro4">
          <table:table-cell table:style-name="ce4" table:number-columns-repeated="3"/>
          <table:table-cell table:number-columns-repeated="1021"/>
        </table:table-row>
        <table:table-row table:style-name="ro1">
          <table:table-cell table:style-name="ce5" office:value-type="string" calcext:value-type="string">
            <office:annotation draw:style-name="gr1" draw:text-style-name="P2" svg:width="111.12mm" svg:height="15.08mm" svg:x="56.51mm" svg:y="57.94mm" draw:caption-point-x="-4.07mm" draw:caption-point-y="-10.61mm">
              <dc:date>2018-05-04T00:00:00</dc:date>
              <text:p text:style-name="P1"><text:span text:style-name="T1">This block specifies the data source(s) that were </text:span></text:p>
              <text:p text:style-name="P1"><text:span text:style-name="T1">used to build this experimental dataset</text:span></text:p>
            </office:annotation>
            <text:p>Experiment context</text:p>
          </table:table-cell>
          <table:table-cell table:style-name="ce5" table:number-columns-repeated="2"/>
          <table:table-cell table:number-columns-repeated="1021"/>
        </table:table-row>
        <table:table-row table:style-name="ro4">
          <table:table-cell table:style-name="ce3" office:value-type="string" calcext:value-type="string">
            <office:annotation draw:style-name="gr4" draw:text-style-name="P2" svg:width="111.12mm" svg:height="9.53mm" svg:x="56.51mm" svg:y="63.49mm" draw:caption-point-x="-4.07mm" draw:caption-point-y="-10.04mm">
              <dc:date>2018-05-04T00:00:00</dc:date>
              <text:p text:style-name="P1"><text:span text:style-name="T1">Species in which the experiment was done</text:span></text:p>
            </office:annotation>
            <text:p>species</text:p>
          </table:table-cell>
          <table:table-cell table:style-name="ce13" office:value-type="string" calcext:value-type="string">
            <text:p>optional</text:p>
          </table:table-cell>
          <table:table-cell table:style-name="ce19"/>
          <table:table-cell table:number-columns-repeated="1021"/>
        </table:table-row>
        <table:table-row table:style-name="ro4">
          <table:table-cell table:style-name="ce2" office:value-type="string" calcext:value-type="string">
            <office:annotation draw:style-name="gr3" draw:text-style-name="P2" svg:width="111.12mm" svg:height="9.52mm" svg:x="56.51mm" svg:y="69.06mm" draw:caption-point-x="-4.07mm" draw:caption-point-y="-10.33mm">
              <dc:date>2018-05-04T00:00:00</dc:date>
              <text:p text:style-name="P1"><text:span text:style-name="T1">cell-types</text:span></text:p>
            </office:annotation>
            <text:p>cell-types</text:p>
          </table:table-cell>
          <table:table-cell table:style-name="ce13" office:value-type="string" calcext:value-type="string">
            <text:p>optional</text:p>
          </table:table-cell>
          <table:table-cell table:style-name="ce19"/>
          <table:table-cell table:number-columns-repeated="1021"/>
        </table:table-row>
        <table:table-row table:style-name="ro4">
          <table:table-cell table:style-name="ce2" office:value-type="string" calcext:value-type="string">
            <text:p>temperature (Celsius)</text:p>
          </table:table-cell>
          <table:table-cell table:style-name="ce13" office:value-type="string" calcext:value-type="string">
            <text:p>optional</text:p>
          </table:table-cell>
          <table:table-cell table:style-name="ce19"/>
          <table:table-cell table:number-columns-repeated="1021"/>
        </table:table-row>
        <table:table-row table:style-name="ro4">
          <table:table-cell table:style-name="ce3" office:value-type="string" calcext:value-type="string">
            <text:p>includePathway</text:p>
          </table:table-cell>
          <table:table-cell table:style-name="ce13" office:value-type="string" calcext:value-type="string">
            <text:p>optional</text:p>
          </table:table-cell>
          <table:table-cell table:style-name="ce19"/>
          <table:table-cell table:number-columns-repeated="1021"/>
        </table:table-row>
        <table:table-row table:style-name="ro4">
          <table:table-cell table:style-name="ce2" office:value-type="string" calcext:value-type="string">
            <office:annotation draw:style-name="gr2" draw:text-style-name="P2" svg:width="111.12mm" svg:height="9.91mm" svg:x="56.51mm" svg:y="83.92mm" draw:caption-point-x="-4.07mm" draw:caption-point-y="-10.99mm">
              <dc:date>2018-05-04T00:00:00</dc:date>
              <text:p text:style-name="P1"><text:span text:style-name="T1">Figure panel, table, and other similar specific information about the experiment.</text:span></text:p>
            </office:annotation>
            <text:p>details</text:p>
          </table:table-cell>
          <table:table-cell table:style-name="ce13" office:value-type="string" calcext:value-type="string">
            <text:p>optional</text:p>
          </table:table-cell>
          <table:table-cell table:style-name="ce14"/>
          <table:table-cell table:number-columns-repeated="1021"/>
        </table:table-row>
        <table:table-row table:style-name="ro4">
          <table:table-cell table:style-name="ce3" office:value-type="string" calcext:value-type="string">
            <office:annotation draw:style-name="gr2" draw:text-style-name="P2" svg:width="111.12mm" svg:height="9.91mm" svg:x="56.51mm" svg:y="89.06mm" draw:caption-point-x="-4.07mm" draw:caption-point-y="-11.27mm">
              <dc:date>2018-05-04T00:00:00</dc:date>
              <text:p text:style-name="P1"><text:span text:style-name="T1">Notes on experimental conditions, anything else that is relevant to simulating the experiment.</text:span></text:p>
            </office:annotation>
            <text:p>notes</text:p>
          </table:table-cell>
          <table:table-cell table:style-name="ce13" office:value-type="string" calcext:value-type="string">
            <text:p>optional</text:p>
          </table:table-cell>
          <table:table-cell table:style-name="ce14"/>
          <table:table-cell table:number-columns-repeated="1021"/>
        </table:table-row>
        <table:table-row table:style-name="ro4">
          <table:table-cell table:style-name="ce4"/>
          <table:table-cell table:style-name="ce14"/>
          <table:table-cell table:style-name="ce19"/>
          <table:table-cell table:number-columns-repeated="1021"/>
        </table:table-row>
        <table:table-row table:style-name="ro1">
          <table:table-cell table:style-name="ce5" office:value-type="string" calcext:value-type="string">
            <office:annotation draw:style-name="gr5" draw:text-style-name="P2" svg:width="111.12mm" svg:height="21.76mm" svg:x="56.51mm" svg:y="99.4mm" draw:caption-point-x="-4.07mm" draw:caption-point-y="-11.87mm">
              <dc:date>2018-05-04T00:00:00</dc:date>
              <text:p text:style-name="P1"><text:span text:style-name="T1">The "Stimulus" block specifies the molecular or other stimuli given to the system during the experiment.</text:span></text:p>
              <text:p text:style-name="P1"><text:span text:style-name="T1">To create mutiple stimulus block's, copy entire block and paste below.</text:span></text:p>
              <text:p text:style-name="P1"><text:span text:style-name="T1">This block is optional, i.e., if no stimulus exist one can delete this block.</text:span></text:p>
            </office:annotation>
            <text:p>Stimuli</text:p>
          </table:table-cell>
          <table:table-cell table:style-name="ce5" table:number-columns-repeated="2"/>
          <table:table-cell table:number-columns-repeated="1021"/>
        </table:table-row>
        <table:table-row table:style-name="ro4">
          <table:table-cell table:style-name="ce3" office:value-type="string" calcext:value-type="string">
            <office:annotation draw:style-name="gr4" draw:text-style-name="P2" svg:width="111.12mm" svg:height="9.53mm" svg:x="56.51mm" svg:y="105.51mm" draw:caption-point-x="-4.07mm" draw:caption-point-y="-11.86mm">
              <dc:date>2018-05-04T00:00:00</dc:date>
              <text:p text:style-name="P1"><text:span text:style-name="T1">Units of time for data. Typically seconds</text:span></text:p>
            </office:annotation>
            <text:p>timeUnits</text:p>
          </table:table-cell>
          <table:table-cell table:style-name="ce3" table:content-validation-name="val3" office:value-type="string" calcext:value-type="string">
            <text:p>sec</text:p>
          </table:table-cell>
          <table:table-cell table:style-name="ce14"/>
          <table:table-cell table:number-columns-repeated="1021"/>
        </table:table-row>
        <table:table-row table:style-name="ro4">
          <table:table-cell table:style-name="ce3" office:value-type="string" calcext:value-type="string">
            <office:annotation draw:style-name="gr3" draw:text-style-name="P2" svg:width="111.12mm" svg:height="9.52mm" svg:x="56.51mm" svg:y="111.42mm" draw:caption-point-x="-4.07mm" draw:caption-point-y="-12.9mm">
              <dc:date>2018-05-04T00:00:00</dc:date>
              <text:p text:style-name="P1"><text:span text:style-name="T1">Units of quantity for data. Typically uM, that is micromolar</text:span></text:p>
            </office:annotation>
            <text:p>quantityUnits</text:p>
          </table:table-cell>
          <table:table-cell table:style-name="ce3" table:content-validation-name="val4" office:value-type="string" calcext:value-type="string">
            <text:p>uM</text:p>
          </table:table-cell>
          <table:table-cell table:style-name="ce14"/>
          <table:table-cell table:number-columns-repeated="1021"/>
        </table:table-row>
        <table:table-row table:style-name="ro4">
          <table:table-cell table:style-name="ce3" office:value-type="string" calcext:value-type="string">
            <office:annotation draw:style-name="gr3" draw:text-style-name="P2" svg:width="111.12mm" svg:height="9.52mm" svg:x="56.51mm" svg:y="117.34mm" draw:caption-point-x="-4.07mm" draw:caption-point-y="-13.95mm">
              <dc:date>2018-05-04T00:00:00</dc:date>
              <text:p text:style-name="P1"><text:span text:style-name="T1">Object to modify, specified as full MOOSE path</text:span></text:p>
            </office:annotation>
            <text:p>entities</text:p>
          </table:table-cell>
          <table:table-cell table:style-name="ce3"/>
          <table:table-cell table:style-name="ce14"/>
          <table:table-cell table:number-columns-repeated="1021"/>
        </table:table-row>
        <table:table-row table:style-name="ro4">
          <table:table-cell table:style-name="ce3" office:value-type="string" calcext:value-type="string">
            <office:annotation draw:style-name="gr4" draw:text-style-name="P2" svg:width="111.12mm" svg:height="9.53mm" svg:x="56.51mm" svg:y="123.24mm" draw:caption-point-x="-4.07mm" draw:caption-point-y="-14.98mm">
              <dc:date>2018-05-04T00:00:00</dc:date>
              <text:p text:style-name="P1"><text:span text:style-name="T1">Field to modify.</text:span></text:p>
            </office:annotation>
            <text:p>field</text:p>
          </table:table-cell>
          <table:table-cell table:style-name="ce3" table:content-validation-name="val5" office:value-type="string" calcext:value-type="string">
            <text:p>nInit</text:p>
          </table:table-cell>
          <table:table-cell table:style-name="ce14"/>
          <table:table-cell table:number-columns-repeated="1021"/>
        </table:table-row>
        <table:table-row table:style-name="ro4">
          <table:table-cell table:style-name="ce6" office:value-type="string" calcext:value-type="string">
            <office:annotation draw:style-name="gr1" draw:text-style-name="P2" svg:width="111.12mm" svg:height="15.08mm" svg:x="56.51mm" svg:y="129.16mm" draw:caption-point-x="-4.07mm" draw:caption-point-y="-16.03mm">
              <dc:date>2018-05-04T00:00:00</dc:date>
              <text:p text:style-name="P1"><text:span text:style-name="T1">This specifies the start line of the data block of each stimulus.</text:span></text:p>
              <text:p text:style-name="P1"><text:span text:style-name="T1">time-value pair.</text:span></text:p>
            </office:annotation>
            <text:p>Data</text:p>
          </table:table-cell>
          <table:table-cell table:style-name="ce3"/>
          <table:table-cell table:style-name="ce14"/>
          <table:table-cell table:number-columns-repeated="1021"/>
        </table:table-row>
        <table:table-row table:style-name="ro4">
          <table:table-cell table:style-name="ce3" office:value-type="string" calcext:value-type="string">
            <text:p>Time</text:p>
          </table:table-cell>
          <table:table-cell table:style-name="ce3" office:value-type="string" calcext:value-type="string">
            <text:p>Value</text:p>
          </table:table-cell>
          <table:table-cell table:style-name="ce14"/>
          <table:table-cell table:number-columns-repeated="1021"/>
        </table:table-row>
        <table:table-row table:style-name="ro4">
          <table:table-cell table:style-name="ce4" table:content-validation-name="val1" table:number-columns-repeated="2"/>
          <table:table-cell table:style-name="ce19"/>
          <table:table-cell table:number-columns-repeated="1021"/>
        </table:table-row>
        <table:table-row table:style-name="ro4">
          <table:table-cell table:style-name="ce4" table:number-columns-repeated="3"/>
          <table:table-cell table:number-columns-repeated="1021"/>
        </table:table-row>
        <table:table-row table:style-name="ro1">
          <table:table-cell table:style-name="ce5" office:value-type="string" calcext:value-type="string">
            <office:annotation draw:style-name="gr4" draw:text-style-name="P2" svg:width="111.12mm" svg:height="9.53mm" svg:x="56.51mm" svg:y="152.08mm" draw:caption-point-x="-4.07mm" draw:caption-point-y="-19.48mm">
              <dc:date>2018-05-04T00:00:00</dc:date>
              <text:p text:style-name="P1"><text:span text:style-name="T1">The "Readout" block specifies the values to read from the simulation.</text:span></text:p>
            </office:annotation>
            <text:p>Readouts</text:p>
          </table:table-cell>
          <table:table-cell table:style-name="ce5" table:number-columns-repeated="2"/>
          <table:table-cell table:number-columns-repeated="1021"/>
        </table:table-row>
        <table:table-row table:style-name="ro4">
          <table:table-cell table:style-name="ce7" office:value-type="string" calcext:value-type="string">
            <office:annotation draw:style-name="gr3" draw:text-style-name="P2" svg:width="111.12mm" svg:height="9.52mm" svg:x="56.51mm" svg:y="157.64mm" draw:caption-point-x="-4.07mm" draw:caption-point-y="-18.92mm">
              <dc:date>2018-05-04T00:00:00</dc:date>
              <text:p text:style-name="P1"><text:span text:style-name="T1">Readout type is the broad category of readout. </text:span></text:p>
            </office:annotation>
            <text:p>readoutType</text:p>
          </table:table-cell>
          <table:table-cell table:style-name="ce7" table:content-validation-name="val6" office:value-type="string" calcext:value-type="string">
            <text:p>Time-Series</text:p>
          </table:table-cell>
          <table:table-cell table:style-name="ce20"/>
          <table:table-cell table:number-columns-repeated="1021"/>
        </table:table-row>
        <table:table-row table:style-name="ro4">
          <table:table-cell table:style-name="ce7" office:value-type="string" calcext:value-type="string">
            <office:annotation draw:style-name="gr3" draw:text-style-name="P2" svg:width="111.12mm" svg:height="9.52mm" svg:x="56.51mm" svg:y="163.55mm" draw:caption-point-x="-4.07mm" draw:caption-point-y="-19.96mm">
              <dc:date>2018-05-04T00:00:00</dc:date>
              <text:p text:style-name="P1"><text:span text:style-name="T1">Units of time for data. Typically seconds.</text:span></text:p>
            </office:annotation>
            <text:p>timeUnits</text:p>
          </table:table-cell>
          <table:table-cell table:style-name="ce7" table:content-validation-name="val7" office:value-type="string" calcext:value-type="string">
            <text:p>sec</text:p>
          </table:table-cell>
          <table:table-cell table:style-name="ce7"/>
          <table:table-cell table:number-columns-repeated="1021"/>
        </table:table-row>
        <table:table-row table:style-name="ro4">
          <table:table-cell table:style-name="ce7" office:value-type="string" calcext:value-type="string">
            <office:annotation draw:style-name="gr4" draw:text-style-name="P2" svg:width="111.12mm" svg:height="9.53mm" svg:x="56.51mm" svg:y="169.46mm" draw:caption-point-x="-4.07mm" draw:caption-point-y="-21mm">
              <dc:date>2018-05-04T00:00:00</dc:date>
              <text:p text:style-name="P1"><text:span text:style-name="T1">Units of quantity for data. Typically uM, that is micromolar</text:span></text:p>
            </office:annotation>
            <text:p>quantityUnits</text:p>
          </table:table-cell>
          <table:table-cell table:style-name="ce7" table:content-validation-name="val8" office:value-type="string" calcext:value-type="string">
            <text:p>uM</text:p>
          </table:table-cell>
          <table:table-cell table:style-name="ce7"/>
          <table:table-cell table:number-columns-repeated="1021"/>
        </table:table-row>
        <table:table-row table:style-name="ro4">
          <table:table-cell table:style-name="ce7" office:value-type="string" calcext:value-type="string">
            <office:annotation draw:style-name="gr3" draw:text-style-name="P2" svg:width="111.12mm" svg:height="9.52mm" svg:x="56.51mm" svg:y="175.36mm" draw:caption-point-x="-4.07mm" draw:caption-point-y="-22.04mm">
              <dc:date>2018-05-04T00:00:00</dc:date>
              <text:p text:style-name="P1"><text:span text:style-name="T1">Use logarithmic scaling for X axis.</text:span></text:p>
            </office:annotation>
            <text:p>useXlog</text:p>
          </table:table-cell>
          <table:table-cell table:style-name="ce7" table:content-validation-name="val9" table:formula="of:=TRUE()" office:value-type="float" office:value="1" calcext:value-type="float">
            <text:p>1</text:p>
          </table:table-cell>
          <table:table-cell table:style-name="ce21" table:content-validation-name="val17"/>
          <table:table-cell table:number-columns-repeated="1021"/>
        </table:table-row>
        <table:table-row table:style-name="ro4">
          <table:table-cell table:style-name="ce7" office:value-type="string" calcext:value-type="string">
            <office:annotation draw:style-name="gr3" draw:text-style-name="P2" svg:width="111.12mm" svg:height="9.52mm" svg:x="56.51mm" svg:y="180.92mm" draw:caption-point-x="-4.07mm" draw:caption-point-y="-22.73mm">
              <dc:date>2018-05-04T00:00:00</dc:date>
              <text:p text:style-name="P1"><text:span text:style-name="T1">Use logarithmic scaling for Y axis</text:span></text:p>
            </office:annotation>
            <text:p>useYlog</text:p>
          </table:table-cell>
          <table:table-cell table:style-name="ce7" table:content-validation-name="val9" table:formula="of:=TRUE()" office:value-type="float" office:value="1" calcext:value-type="float">
            <text:p>1</text:p>
          </table:table-cell>
          <table:table-cell table:style-name="ce7"/>
          <table:table-cell table:number-columns-repeated="1021"/>
        </table:table-row>
        <table:table-row table:style-name="ro4">
          <table:table-cell table:style-name="ce7" office:value-type="string" calcext:value-type="string">
            <office:annotation draw:style-name="gr3" draw:text-style-name="P2" svg:width="111.12mm" svg:height="9.52mm" svg:x="56.51mm" svg:y="186.83mm" draw:caption-point-x="-4.07mm" draw:caption-point-y="-23.77mm">
              <dc:date>2018-05-04T00:00:00</dc:date>
              <text:p text:style-name="P1"><text:span text:style-name="T1">Normalizating the value to the first "Data" point</text:span></text:p>
            </office:annotation>
            <text:p>useNormalization</text:p>
          </table:table-cell>
          <table:table-cell table:style-name="ce7" table:content-validation-name="val10" table:formula="of:=IF([.B28]=&quot;TimeSeries-RatioNormalization&quot;;1;0)" office:value-type="float" office:value="0" calcext:value-type="float">
            <text:p>0</text:p>
          </table:table-cell>
          <table:table-cell table:style-name="ce22"/>
          <table:table-cell table:number-columns-repeated="1021"/>
        </table:table-row>
        <table:table-row table:style-name="ro4">
          <table:table-cell table:style-name="ce7" office:value-type="string" calcext:value-type="string">
            <office:annotation draw:style-name="gr2" draw:text-style-name="P2" svg:width="111.12mm" svg:height="9.91mm" svg:x="56.51mm" svg:y="192.55mm" draw:caption-point-x="-4.07mm" draw:caption-point-y="-24.62mm">
              <dc:date>2018-05-04T00:00:00</dc:date>
              <text:p text:style-name="P1"><text:span text:style-name="T1">For DoseResponse or Electrophysiological experiments. The incubation time used for each dose.</text:span></text:p>
            </office:annotation>
            <text:p>settleTime</text:p>
          </table:table-cell>
          <table:table-cell table:style-name="ce7" table:content-validation-name="val11"/>
          <table:table-cell table:style-name="ce7"/>
          <table:table-cell table:number-columns-repeated="1021"/>
        </table:table-row>
        <table:table-row table:style-name="ro4">
          <table:table-cell table:style-name="ce7" office:value-type="string" calcext:value-type="string">
            <office:annotation draw:style-name="gr1" draw:text-style-name="P2" svg:width="111.12mm" svg:height="15.08mm" svg:x="56.51mm" svg:y="198.65mm" draw:caption-point-x="-4.07mm" draw:caption-point-y="-25.85mm">
              <dc:date>2018-05-04T00:00:00</dc:date>
              <text:p text:style-name="P1"><text:span text:style-name="T1">Object(s) to use as reference in case there is a ratio readout.</text:span></text:p>
              <text:p text:style-name="P1"><text:span text:style-name="T1">This field needs to be set if `useRatio` is set True</text:span></text:p>
            </office:annotation>
            <text:p>ratioReferenceEntities</text:p>
          </table:table-cell>
          <table:table-cell table:style-name="ce7" table:content-validation-name="val12"/>
          <table:table-cell table:style-name="ce7"/>
          <table:table-cell table:number-columns-repeated="1021"/>
        </table:table-row>
        <table:table-row table:style-name="ro4">
          <table:table-cell table:style-name="ce7" office:value-type="string" calcext:value-type="string">
            <office:annotation draw:style-name="gr6" draw:text-style-name="P2" svg:width="111.12mm" svg:height="33.61mm" svg:x="56.51mm" svg:y="203.63mm" draw:caption-point-x="-4.07mm" draw:caption-point-y="-25.96mm">
              <dc:date>2018-05-04T00:00:00</dc:date>
              <text:p text:style-name="P1"><text:span text:style-name="T1">0 : initial value of the "ratioReferenceEntity" for the "field" (n,conc) specified</text:span></text:p>
              <text:p text:style-name="P1"><text:span text:style-name="T1"/></text:p>
              <text:p text:style-name="P1"><text:span text:style-name="T1">-1: instantaneousRatio Ratio of the "Readout molecule" to the ratioReferenceEntity" at every time point</text:span></text:p>
              <text:p text:style-name="P1"><text:span text:style-name="T1"/></text:p>
              <text:p text:style-name="P1"><text:span text:style-name="T1">&gt;0: value of ratioReferenceEntity" at specified run time will be taken as reference.</text:span></text:p>
            </office:annotation>
            <text:p>ratioReferenceTime</text:p>
          </table:table-cell>
          <table:table-cell table:style-name="ce7" table:content-validation-name="val12" office:value-type="float" office:value="-1" calcext:value-type="float">
            <text:p>-1</text:p>
          </table:table-cell>
          <table:table-cell table:style-name="ce7"/>
          <table:table-cell table:number-columns-repeated="1021"/>
        </table:table-row>
        <table:table-row table:style-name="ro4">
          <table:table-cell table:style-name="ce7" office:value-type="string" calcext:value-type="string">
            <office:annotation draw:style-name="gr3" draw:text-style-name="P2" svg:width="111.12mm" svg:height="9.52mm" svg:x="56.51mm" svg:y="210.47mm" draw:caption-point-x="-4.07mm" draw:caption-point-y="-27.94mm">
              <dc:date>2018-05-04T00:00:00</dc:date>
              <text:p text:style-name="P1"><text:span text:style-name="T1">Dose of the reference used </text:span></text:p>
            </office:annotation>
            <text:p>ratioReferenceDose</text:p>
          </table:table-cell>
          <table:table-cell table:style-name="ce7" table:number-columns-repeated="2"/>
          <table:table-cell table:number-columns-repeated="1021"/>
        </table:table-row>
        <table:table-row table:style-name="ro4">
          <table:table-cell table:style-name="ce7" office:value-type="string" calcext:value-type="string">
            <office:annotation draw:style-name="gr1" draw:text-style-name="P2" svg:width="111.12mm" svg:height="15.08mm" svg:x="56.51mm" svg:y="216.37mm" draw:caption-point-x="-4.07mm" draw:caption-point-y="-28.97mm">
              <dc:date>2018-05-04T00:00:00</dc:date>
              <text:p text:style-name="P1"><text:span text:style-name="T1">Object(s) to read out from the experiment.</text:span></text:p>
              <text:p text:style-name="P1"><text:span text:style-name="T1">'+' sign is used to sum the molecule, If 'useSum' is set true.</text:span></text:p>
            </office:annotation>
            <text:p>entities</text:p>
          </table:table-cell>
          <table:table-cell table:style-name="ce7" table:number-columns-repeated="2"/>
          <table:table-cell table:number-columns-repeated="1021"/>
        </table:table-row>
        <table:table-row table:style-name="ro4">
          <table:table-cell table:style-name="ce7" office:value-type="string" calcext:value-type="string">
            <office:annotation draw:style-name="gr3" draw:text-style-name="P2" svg:width="111.12mm" svg:height="9.52mm" svg:x="56.51mm" svg:y="222.28mm" draw:caption-point-x="-4.07mm" draw:caption-point-y="-30.01mm">
              <dc:date>2018-05-04T00:00:00</dc:date>
              <text:p text:style-name="P1"><text:span text:style-name="T1">Field to moniotor in the readout. </text:span></text:p>
            </office:annotation>
            <text:p>field</text:p>
          </table:table-cell>
          <table:table-cell table:style-name="ce7" table:content-validation-name="val13" office:value-type="string" calcext:value-type="string">
            <text:p>conc</text:p>
          </table:table-cell>
          <table:table-cell table:style-name="ce7"/>
          <table:table-cell table:number-columns-repeated="1021"/>
        </table:table-row>
        <table:table-row table:style-name="ro4">
          <table:table-cell table:style-name="ce8" office:value-type="string" calcext:value-type="string">
            <office:annotation draw:style-name="gr2" draw:text-style-name="P2" svg:width="111.12mm" svg:height="9.91mm" svg:x="56.51mm" svg:y="228.01mm" draw:caption-point-x="-4.07mm" draw:caption-point-y="-30.87mm">
              <dc:date>2018-05-04T00:00:00</dc:date>
              <text:p text:style-name="P1"><text:span text:style-name="T1">Data block for experimental data, corresponding to block above. 3 columns. Can repeat.</text:span></text:p>
            </office:annotation>
            <text:p>Data</text:p>
          </table:table-cell>
          <table:table-cell table:style-name="ce7"/>
          <table:table-cell table:style-name="ce22"/>
          <table:table-cell table:number-columns-repeated="1021"/>
        </table:table-row>
        <table:table-row table:style-name="ro4">
          <table:table-cell table:style-name="ce7" office:value-type="string" calcext:value-type="string">
            <text:p>Time/Dose</text:p>
          </table:table-cell>
          <table:table-cell table:style-name="ce7" office:value-type="string" calcext:value-type="string">
            <text:p>Value</text:p>
          </table:table-cell>
          <table:table-cell table:style-name="ce7" office:value-type="string" calcext:value-type="string">
            <text:p>SEM</text:p>
          </table:table-cell>
          <table:table-cell table:number-columns-repeated="1021"/>
        </table:table-row>
        <table:table-row table:style-name="ro4">
          <table:table-cell table:style-name="ce9" table:number-columns-repeated="3"/>
          <table:table-cell table:number-columns-repeated="1021"/>
        </table:table-row>
        <table:table-row table:style-name="ro4">
          <table:table-cell table:style-name="ce4" table:number-columns-repeated="3"/>
          <table:table-cell table:number-columns-repeated="1021"/>
        </table:table-row>
        <table:table-row table:style-name="ro1">
          <table:table-cell table:style-name="ce5" office:value-type="string" calcext:value-type="string">
            <office:annotation draw:style-name="gr3" draw:text-style-name="P2" svg:width="111.12mm" svg:height="9.52mm" svg:x="56.51mm" svg:y="251.12mm" draw:caption-point-x="-4.07mm" draw:caption-point-y="-34.51mm">
              <dc:date>2018-05-04T00:00:00</dc:date>
              <text:p text:style-name="P1"><text:span text:style-name="T1">The block specifies the model source used to run simulation</text:span></text:p>
            </office:annotation>
            <text:p>Model mapping</text:p>
          </table:table-cell>
          <table:table-cell table:style-name="ce5" table:number-columns-repeated="2"/>
          <table:table-cell table:number-columns-repeated="1021"/>
        </table:table-row>
        <table:table-row table:style-name="ro4">
          <table:table-cell table:style-name="ce3" office:value-type="string" calcext:value-type="string">
            <office:annotation draw:style-name="gr3" draw:text-style-name="P2" svg:width="111.12mm" svg:height="9.52mm" svg:x="56.51mm" svg:y="256.68mm" draw:caption-point-x="-4.07mm" draw:caption-point-y="-33.95mm">
              <dc:date>2018-05-04T00:00:00</dc:date>
              <text:p text:style-name="P1"><text:span text:style-name="T1">This is the type of source for the model, such as a paper or database</text:span></text:p>
            </office:annotation>
            <text:p>modelSource</text:p>
          </table:table-cell>
          <table:table-cell table:style-name="ce2" table:content-validation-name="val14" office:value-type="string" calcext:value-type="string">
            <text:p>Local path</text:p>
          </table:table-cell>
          <table:table-cell table:style-name="ce3"/>
          <table:table-cell table:number-columns-repeated="1021"/>
        </table:table-row>
        <table:table-row table:style-name="ro4">
          <table:table-cell table:style-name="ce3" office:value-type="string" calcext:value-type="string">
            <office:annotation draw:style-name="gr4" draw:text-style-name="P2" svg:width="111.12mm" svg:height="9.53mm" svg:x="56.51mm" svg:y="262.59mm" draw:caption-point-x="-4.07mm" draw:caption-point-y="-34.99mm">
              <dc:date>2018-05-04T00:00:00</dc:date>
              <text:p text:style-name="P1"><text:span text:style-name="T1">Path to the model file for loading</text:span></text:p>
            </office:annotation>
            <text:p>fileName</text:p>
          </table:table-cell>
          <table:table-cell table:style-name="ce15"/>
          <table:table-cell table:style-name="ce3"/>
          <table:table-cell table:number-columns-repeated="1021"/>
        </table:table-row>
        <table:table-row table:style-name="ro4">
          <table:table-cell table:style-name="ce3" office:value-type="string" calcext:value-type="string">
            <office:annotation draw:style-name="gr3" draw:text-style-name="P2" svg:width="111.12mm" svg:height="9.52mm" svg:x="56.51mm" svg:y="268.15mm" draw:caption-point-x="-4.07mm" draw:caption-point-y="-35.68mm">
              <dc:date>2018-05-04T00:00:00</dc:date>
              <text:p text:style-name="P1"><text:span text:style-name="T1">The URL or accession number of the model in a database.</text:span></text:p>
            </office:annotation>
            <text:p>citationId</text:p>
          </table:table-cell>
          <table:table-cell table:style-name="ce3" table:number-columns-repeated="2"/>
          <table:table-cell table:number-columns-repeated="1021"/>
        </table:table-row>
        <table:table-row table:style-name="ro4">
          <table:table-cell table:style-name="ce3" office:value-type="string" calcext:value-type="string">
            <office:annotation draw:style-name="gr3" draw:text-style-name="P2" svg:width="111.12mm" svg:height="9.52mm" svg:x="56.51mm" svg:y="274.06mm" draw:caption-point-x="-4.07mm" draw:caption-point-y="-36.72mm">
              <dc:date>2018-05-04T00:00:00</dc:date>
              <text:p text:style-name="P1"><text:span text:style-name="T1">DOI for the paper</text:span></text:p>
            </office:annotation>
            <text:p>citation</text:p>
          </table:table-cell>
          <table:table-cell table:style-name="ce15"/>
          <table:table-cell table:style-name="ce3"/>
          <table:table-cell table:number-columns-repeated="1021"/>
        </table:table-row>
        <table:table-row table:style-name="ro4">
          <table:table-cell table:style-name="ce3" office:value-type="string" calcext:value-type="string">
            <office:annotation draw:style-name="gr3" draw:text-style-name="P2" svg:width="111.12mm" svg:height="9.52mm" svg:x="56.51mm" svg:y="279.61mm" draw:caption-point-x="-4.07mm" draw:caption-point-y="-37.4mm">
              <dc:date>2018-05-04T00:00:00</dc:date>
              <text:p text:style-name="P1"><text:span text:style-name="T1">Author list, one author per column.</text:span></text:p>
            </office:annotation>
            <text:p>authors</text:p>
          </table:table-cell>
          <table:table-cell table:style-name="ce3" table:number-columns-repeated="2"/>
          <table:table-cell table:number-columns-repeated="1021"/>
        </table:table-row>
        <table:table-row table:style-name="ro4">
          <table:table-cell table:style-name="ce2" office:value-type="string" calcext:value-type="string">
            <office:annotation draw:style-name="gr7" draw:text-style-name="P2" svg:width="111.12mm" svg:height="13.86mm" svg:x="56.51mm" svg:y="283.35mm" draw:caption-point-x="-4.07mm" draw:caption-point-y="-36.28mm">
              <dc:date>2018-05-04T00:00:00</dc:date>
              <text:p text:style-name="P1"><text:span text:style-name="T1">Default is all, groups with in the model that is to be retained. In one cell, in the MOOSE format, with commas as separators between further subsets</text:span></text:p>
            </office:annotation>
            <text:p>modelSubset</text:p>
          </table:table-cell>
          <table:table-cell table:style-name="ce3" office:value-type="string" calcext:value-type="string">
            <text:p>All</text:p>
          </table:table-cell>
          <table:table-cell table:style-name="ce3"/>
          <table:table-cell table:number-columns-repeated="1021"/>
        </table:table-row>
        <table:table-row table:style-name="ro4">
          <table:table-cell table:style-name="ce3" office:value-type="string" calcext:value-type="string">
            <office:annotation draw:style-name="gr2" draw:text-style-name="P2" svg:width="111.12mm" svg:height="13.86mm" svg:x="56.51mm" svg:y="289.26mm" draw:caption-point-x="-4.07mm" draw:caption-point-y="-37.32mm">
              <dc:date>2018-05-05T00:00:00</dc:date>
              <text:p text:style-name="P1"><text:span text:style-name="T1">This would be dictionary map from the `Stimulus-&gt;entities`, `Readouts-&gt;entities`, `Readouts-&gt;ratioReferenceEnties` blocks to species map to the model.</text:span></text:p>
            </office:annotation>
            <text:p>modelLookup</text:p>
          </table:table-cell>
          <table:table-cell table:style-name="ce3" table:number-columns-repeated="2"/>
          <table:table-cell table:number-columns-repeated="1021"/>
        </table:table-row>
        <table:table-row table:style-name="ro4">
          <table:table-cell table:style-name="ce3" office:value-type="string" calcext:value-type="string">
            <text:p>scoringFormula</text:p>
          </table:table-cell>
          <table:table-cell table:style-name="ce16" office:value-type="string" calcext:value-type="string">
            <text:p>abs((expt-sim)/(expt+sim+1e-9))</text:p>
          </table:table-cell>
          <table:table-cell table:style-name="ce3"/>
          <table:table-cell table:number-columns-repeated="1021"/>
        </table:table-row>
        <table:table-row table:style-name="ro4">
          <table:table-cell table:style-name="ce3" office:value-type="string" calcext:value-type="string">
            <text:p>itemstodelete</text:p>
          </table:table-cell>
          <table:table-cell table:style-name="ce3" table:number-columns-repeated="2"/>
          <table:table-cell table:number-columns-repeated="1021"/>
        </table:table-row>
        <table:table-row table:style-name="ro4">
          <table:table-cell table:style-name="ce3" office:value-type="string" calcext:value-type="string">
            <office:annotation draw:style-name="gr4" draw:text-style-name="P2" svg:width="111.12mm" svg:height="9.53mm" svg:x="56.51mm" svg:y="308.8mm" draw:caption-point-x="-4.07mm" draw:caption-point-y="-42.25mm">
              <dc:date>2018-05-04T00:00:00</dc:date>
              <text:p text:style-name="P1"><text:span text:style-name="T1">Which numerical method to use for the simulation.</text:span></text:p>
            </office:annotation>
            <text:p>solver</text:p>
          </table:table-cell>
          <table:table-cell table:style-name="ce3" table:content-validation-name="val15" office:value-type="string" calcext:value-type="string">
            <text:p>exponential euler method (ee)</text:p>
          </table:table-cell>
          <table:table-cell table:style-name="ce3"/>
          <table:table-cell table:number-columns-repeated="1021"/>
        </table:table-row>
        <table:table-row table:style-name="ro4">
          <table:table-cell table:style-name="ce3" office:value-type="string" calcext:value-type="string">
            <office:annotation draw:style-name="gr3" draw:text-style-name="P2" svg:width="111.12mm" svg:height="9.52mm" svg:x="56.51mm" svg:y="314.72mm" draw:caption-point-x="-4.07mm" draw:caption-point-y="-43.3mm">
              <dc:date>2018-05-04T00:00:00</dc:date>
              <text:p text:style-name="P1"><text:span text:style-name="T1">Curator notes</text:span></text:p>
            </office:annotation>
            <text:p>notes</text:p>
          </table:table-cell>
          <table:table-cell table:style-name="ce2"/>
          <table:table-cell table:style-name="ce3"/>
          <table:table-cell table:number-columns-repeated="1021"/>
        </table:table-row>
        <table:table-row table:style-name="ro4">
          <table:table-cell table:style-name="ce3" office:value-type="string" calcext:value-type="string">
            <office:annotation draw:style-name="gr8" draw:text-style-name="P2" svg:width="111.12mm" svg:height="37.56mm" svg:x="56.51mm" svg:y="306.25mm" draw:caption-point-x="-4.07mm" draw:caption-point-y="-29.97mm">
              <dc:date>2018-05-04T00:00:00</dc:date>
              <text:p text:style-name="P1"><text:span text:style-name="T1">Parameters to change from the original model. One can change any number of such parameters, and each one is on a new line. For example, the baseline concentration of one molecule may be changed for the purposes of an experiment, to represent the presence of a blocker in that experiment. Additionally the forward rate constant of a reaction may change. Each line here has four colums: 1. The parameterChange keyword. 2. The full MOOSE path of the object which is being changed. 3. The field of this object to change and 4. The new value of the object.</text:span></text:p>
            </office:annotation>
            <text:p>parameterChange</text:p>
          </table:table-cell>
          <table:table-cell table:style-name="ce2"/>
          <table:table-cell table:style-name="ce3"/>
          <table:table-cell table:number-columns-repeated="1021"/>
        </table:table-row>
        <table:table-row table:style-name="ro4">
          <table:table-cell table:style-name="ce3" office:value-type="string" calcext:value-type="string">
            <office:annotation draw:style-name="gr3" draw:text-style-name="P2" svg:width="111.12mm" svg:height="9.52mm" svg:x="56.51mm" svg:y="325.82mm" draw:caption-point-x="-4.07mm" draw:caption-point-y="-44.67mm">
              <dc:date>2018-05-04T00:00:00</dc:date>
              <text:p text:style-name="P1"><text:span text:style-name="T1">Full path of object as in MOOSE</text:span></text:p>
            </office:annotation>
            <text:p>Object</text:p>
          </table:table-cell>
          <table:table-cell table:style-name="ce17" office:value-type="string" calcext:value-type="string">
            <text:p>parameter</text:p>
          </table:table-cell>
          <table:table-cell table:style-name="ce17" office:value-type="string" calcext:value-type="string">
            <text:p>value</text:p>
          </table:table-cell>
          <table:table-cell table:number-columns-repeated="1021"/>
        </table:table-row>
        <table:table-row table:style-name="ro4">
          <table:table-cell table:style-name="ce3"/>
          <table:table-cell table:style-name="ce3" table:content-validation-name="val16" office:value-type="string" calcext:value-type="string">
            <text:p>concInit</text:p>
          </table:table-cell>
          <table:table-cell table:style-name="ce15"/>
          <table:table-cell table:number-columns-repeated="1021"/>
        </table:table-row>
        <table:table-row table:style-name="ro4">
          <table:table-cell table:style-name="ce3"/>
          <table:table-cell table:style-name="ce3" table:content-validation-name="val16" office:value-type="string" calcext:value-type="string">
            <text:p>concInit</text:p>
          </table:table-cell>
          <table:table-cell table:style-name="ce15"/>
          <table:table-cell table:number-columns-repeated="1021"/>
        </table:table-row>
        <table:table-row table:style-name="ro4">
          <table:table-cell table:style-name="ce3"/>
          <table:table-cell table:style-name="ce3" table:content-validation-name="val16" office:value-type="string" calcext:value-type="string">
            <text:p>concInit</text:p>
          </table:table-cell>
          <table:table-cell table:style-name="ce15"/>
          <table:table-cell table:number-columns-repeated="1021"/>
        </table:table-row>
        <table:table-row table:style-name="ro5">
          <table:table-cell table:style-name="ce10" table:number-columns-repeated="3"/>
          <table:table-cell table:number-columns-repeated="1021"/>
        </table:table-row>
        <table:table-row table:style-name="ro5" table:number-rows-repeated="1048514">
          <table:table-cell table:number-columns-repeated="1024"/>
        </table:table-row>
        <table:table-row table:style-name="ro5">
          <table:table-cell table:number-columns-repeated="1024"/>
        </table:table-row>
        <calcext:conditional-formats>
          <calcext:conditional-format calcext:target-range-address="'Time-Dose-Electro'.B2:'Time-Dose-Electro'.B4 'Time-Dose-Electro'.B6:'Time-Dose-Electro'.B8 'Time-Dose-Electro'.B11:'Time-Dose-Electro'.B16">
            <calcext:condition calcext:apply-style-name="ConditionalStyle_1" calcext:value="formula-is(optional)" calcext:base-cell-address="'Time-Dose-Electro'.B2"/>
          </calcext:conditional-format>
          <calcext:conditional-format calcext:target-range-address="'Time-Dose-Electro'.B3:'Time-Dose-Electro'.B3">
            <calcext:condition calcext:apply-style-name="ConditionalStyle_1" calcext:value="formula-is(optional)" calcext:base-cell-address="'Time-Dose-Electro'.B3"/>
          </calcext:conditional-format>
          <calcext:conditional-format calcext:target-range-address="'Time-Dose-Electro'.B3:'Time-Dose-Electro'.B3">
            <calcext:condition calcext:apply-style-name="ConditionalStyle_1" calcext:value="formula-is(LEN(TRIM([.B3]))&gt;0)" calcext:base-cell-address="'Time-Dose-Electro'.B3"/>
          </calcext:conditional-format>
          <calcext:conditional-format calcext:target-range-address="'Time-Dose-Electro'.B3:'Time-Dose-Electro'.B3">
            <calcext:condition calcext:apply-style-name="ConditionalStyle_1" calcext:value="formula-is(LEN(TRIM([.B3]))&gt;0)" calcext:base-cell-address="'Time-Dose-Electro'.B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ourier New" svg:font-family="'Courier New'"/>
    <style:font-face style:name="Courier New1" svg:font-family="'Courier New'"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5">00/00/0000</text:date>, <text:time style:data-style-name="N2" text:time-value="00:27:20.069119947">00:00:00</text:time></text:p>
        </style:region-right>
      </style:header>
      <style:header-left style:display="false"/>
      <style:footer>
        <text:p>Page <text:page-number>1</text:page-number> / <text:page-count>99</text:page-count></text:p>
      </style:footer>
      <style:footer-left style:display="false"/>
    </style:master-page>
    <style:master-page style:name="PageStyle_5f_Time-Dose-Electro" style:display-name="PageStyle_Time-Dose-Elect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05T00:38:09.828422310</dc:date>
    <meta:editing-duration>PT20M2S</meta:editing-duration>
    <meta:editing-cycles>3</meta:editing-cycles>
    <meta:generator>LibreOffice/5.1.6.2$Linux_X86_64 LibreOffice_project/10m0$Build-2</meta:generator>
    <meta:document-statistic meta:table-count="1" meta:cell-count="87" meta:object-count="0"/>
  </office:meta>
</office:document-meta>
</file>